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BBE00001128826BA1D3.svm"/>
  <manifest:file-entry manifest:media-type="" manifest:full-path="Pictures/2000000700006A4A000036A1D929B3AC.svm"/>
  <manifest:file-entry manifest:media-type="" manifest:full-path="Pictures/2000000700006956000038DAF9C7E5BE.svm"/>
  <manifest:file-entry manifest:media-type="" manifest:full-path="Pictures/2000000700006956000038DAF6DA8A28.svm"/>
  <manifest:file-entry manifest:media-type="" manifest:full-path="Pictures/2000000700006956000038DAC7D93155.svm"/>
  <manifest:file-entry manifest:media-type="" manifest:full-path="Pictures/2000000700003D6800000D22B4BDBD03.svm"/>
  <manifest:file-entry manifest:media-type="" manifest:full-path="Pictures/2000000700006956000038DA14579EBE.svm"/>
  <manifest:file-entry manifest:media-type="" manifest:full-path="Pictures/2000000700003A8C00000FACB681811A.svm"/>
  <manifest:file-entry manifest:media-type="" manifest:full-path="Pictures/200000070000145500000D3D0A8EEF93.svm"/>
  <manifest:file-entry manifest:media-type="" manifest:full-path="Pictures/2000000700006A4A000036A10689B759.svm"/>
  <manifest:file-entry manifest:media-type="" manifest:full-path="Pictures/2000000700001A79000010858426313D.svm"/>
  <manifest:file-entry manifest:media-type="" manifest:full-path="Pictures/2000000700006A4A000036A1C58995EA.svm"/>
  <manifest:file-entry manifest:media-type="" manifest:full-path="Pictures/200000070000490D000019337698853D.svm"/>
  <manifest:file-entry manifest:media-type="" manifest:full-path="Pictures/2000000700006956000038DAD094D49C.svm"/>
  <manifest:file-entry manifest:media-type="" manifest:full-path="Pictures/200000070000556F000051183B1CC0E0.svm"/>
  <manifest:file-entry manifest:media-type="" manifest:full-path="Pictures/200000070000442E000019A02B905B2E.svm"/>
  <manifest:file-entry manifest:media-type="" manifest:full-path="Pictures/2000000700001D8A0000160632CA409D.svm"/>
  <manifest:file-entry manifest:media-type="" manifest:full-path="Pictures/2000000700006A4A000037957B5E5CF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Arial1" svg:font-family="Arial" style:font-adornments="Standaard" style:font-family-generic="swiss"/>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style:tab-stops>
          <style:tab-stop style:position="0.767cm"/>
          <style:tab-stop style:position="1.905cm"/>
          <style:tab-stop style:position="2.461cm"/>
          <style:tab-stop style:position="3.413cm"/>
          <style:tab-stop style:position="4.128cm"/>
          <style:tab-stop style:position="5.847cm"/>
          <style:tab-stop style:position="6.429cm"/>
          <style:tab-stop style:position="6.985cm"/>
          <style:tab-stop style:position="7.594cm"/>
          <style:tab-stop style:position="8.255cm"/>
          <style:tab-stop style:position="8.864cm"/>
          <style:tab-stop style:position="9.26cm"/>
          <style:tab-stop style:position="9.684cm"/>
          <style:tab-stop style:position="10.186cm"/>
        </style:tab-stops>
      </style:paragraph-properties>
      <style:text-properties fo:font-weight="normal" style:font-weight-asian="normal" style:font-weight-complex="normal"/>
    </style:style>
    <style:style style:name="P4" style:family="paragraph" style:parent-style-name="Text_20_body">
      <style:text-properties style:font-name="Georgia"/>
    </style:style>
    <style:style style:name="P5" style:family="paragraph" style:parent-style-name="Text_20_body">
      <style:text-properties style:font-name="Georgia"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Text_20_body">
      <style:paragraph-properties fo:text-align="center" style:justify-single-word="false"/>
      <style:text-properties fo:font-style="normal" style:text-underline-style="none"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ext_20_body">
      <style:text-properties style:text-underline-style="none"/>
    </style:style>
    <style:style style:name="P13" style:family="paragraph" style:parent-style-name="Text_20_body">
      <style:paragraph-properties fo:text-align="center" style:justify-single-word="false"/>
      <style:text-properties style:text-underline-style="none"/>
    </style:style>
    <style:style style:name="P14" style:family="paragraph" style:parent-style-name="Text_20_body">
      <style:paragraph-properties fo:text-align="center" style:justify-single-word="false"/>
      <style:text-properties style:text-underline-style="none" style:font-style-complex="normal"/>
    </style:style>
    <style:style style:name="P15"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16" style:family="paragraph" style:parent-style-name="Text_20_body">
      <style:paragraph-properties fo:text-align="center" style:justify-single-word="false"/>
      <style:text-properties fo:color="#ff0000" style:font-name="Impact" fo:font-size="40pt" fo:font-weight="bold" style:font-size-asian="40pt" style:font-weight-asian="bold" style:font-size-complex="40pt" style:font-weight-complex="bold"/>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Table_20_Contents">
      <style:paragraph-properties fo:text-align="justify" style:justify-single-word="false"/>
      <style:text-properties style:font-name="Georgia"/>
    </style:style>
    <style:style style:name="P20" style:family="paragraph" style:parent-style-name="Table_20_Heading">
      <style:text-properties style:font-name="Georgia"/>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text-properties style:text-underline-style="solid" style:text-underline-width="auto" style:text-underline-color="font-color"/>
    </style:style>
    <style:style style:name="P28" style:family="paragraph" style:parent-style-name="Text_20_body" style:list-style-name="L6">
      <style:text-properties style:text-underline-style="solid" style:text-underline-width="auto" style:text-underline-color="font-color"/>
    </style:style>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text-properties style:text-underline-style="none"/>
    </style:style>
    <style:style style:name="P35" style:family="paragraph" style:parent-style-name="Text_20_body" style:list-style-name="L12"/>
    <style:style style:name="T1" style:family="text">
      <style:text-properties style:font-name="Georgia"/>
    </style:style>
    <style:style style:name="T2" style:family="text">
      <style:text-properties style:font-name="Georgia" fo:font-weight="bold" style:font-weight-asian="bold" style:font-weight-complex="bold"/>
    </style:style>
    <style:style style:name="T3" style:family="text">
      <style:text-properties style:font-name="Georgia"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text-underline-style="none" style:font-style-asian="italic" style:font-style-complex="italic"/>
    </style:style>
    <style:style style:name="T14" style:family="text">
      <style:text-properties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Arial1" style:font-name-asian="Arial1" style:font-name-complex="Arial1"/>
    </style:style>
    <style:style style:name="T18" style:family="text">
      <style:text-properties style:font-name="Arial1" style:text-underline-style="none" style:font-name-asian="Arial1" style:font-name-complex="Arial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5">STWSIM</text:p>
      <text:p text:style-name="P16">voor ontwikkelaars</text:p>
      <text:p text:style-name="P10"/>
      <text:p text:style-name="P10">Door Daan Goedkoop</text:p>
      <text:p text:style-name="P10"/>
      <text:p text:style-name="P10"><draw:frame draw:style-name="fr1" draw:name="Afbeeldingen31" text:anchor-type="as-char" svg:width="15.065cm" svg:height="14.3cm" draw:z-index="14"><draw:image xlink:href="Pictures/200000070000556F000051183B1CC0E0.svm" xlink:type="simple" xlink:show="embed" xlink:actuate="onLoad"/></draw:frame></text:p>
      <text:p text:style-name="P10"/>
      <text:p text:style-name="P10">Geldig voor de versies:</text:p>
      <text:p text:style-name="P10">0.2.0.21</text:p>
      <text:p text:style-name="P10">0.2.0.24</text:p>
      <text:p text:style-name="P10"/>
      <text:p text:style-name="Text_20_body"><text:soft-page-break/></text:p>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18">1 Simulatie opbouwen: fysieke infrastructuur<text:tab/>3</text:p>
          <text:p text:style-name="P17">1.1 Het bouwen van de infrastructuur<text:tab/>3</text:p>
          <text:p text:style-name="P17">1.2 Het opstellen van een materieelbestand<text:tab/>6</text:p>
          <text:p text:style-name="P18">2 Simulatie opbouwen: StwSimEdit<text:tab/>7</text:p>
          <text:p text:style-name="P17">2.1 Inleidend werk<text:tab/>7</text:p>
          <text:p text:style-name="P17">2.2 Panelen aanmaken<text:tab/>8</text:p>
          <text:p text:style-name="P17">2.3 Panelen tekenen<text:tab/>9</text:p>
          <text:p text:style-name="P17">2.4 Rijwegen maken<text:tab/>11</text:p>
          <text:p text:style-name="P17">2.5 Opslaan e.d.<text:tab/>14</text:p>
          <text:p text:style-name="P18">3 Technische informatie<text:tab/>15</text:p>
          <text:p text:style-name="P17">3.1 Opbouw van StwSim<text:tab/>15</text:p>
          <text:p text:style-name="P17">3.2 Communicatie server-client<text:tab/>15</text:p>
        </text:index-body>
      </text:table-of-content>
      <text:h text:style-name="Heading_20_1" text:outline-level="1">Simulatie opbouwen: fysieke infrastructuur</text:h>
      <text:p text:style-name="Text_20_body">In dit hoofdstuk wordt uitgelegd hoe een nieuw seinhuis aangemaakt kan worden.</text:p>
      <text:p text:style-name="P1">Let op!<text:span text:style-name="T5"> Veel elementen kunnen een naam krijgen. Gebruik in deze liever geen interpunctietekens zoals ' , . : | en dergelijke. Dat kan eventueel tot storingen leiden.</text:span></text:p>
      <text:p text:style-name="P1">Let op!<text:span text:style-name="T5"> Bij het inladen van de tekstbestanden van de infrastructuur en het materieel is geen echt goede foutafhandeling aanwezig. Wordt een fout opgemerkt, dan sluit het programma zonder opgaaf van redenen af.</text:span></text:p>
      <text:h text:style-name="Heading_20_2" text:outline-level="2">Het bouwen van de infrastructuur</text:h>
      <text:p text:style-name="Text_20_body">De infrastructuur wordt door middel van een tekstbestand <text:span text:style-name="T4">&lt;simnaam&gt;.sss</text:span> gebouwd, en bestaat uit verschillende dingen. Te weten normale sporen, wissels, seinpalen, meetpunten, rijrichtingsvelden, verschijnpunten en verdwijnpunten. Deze hele infrastructuur zal niet te zien zijn, maar werkt op de achtergrond.</text:p>
      <text:p text:style-name="Heading_20_3">Initialisatie</text:p>
      <text:p text:style-name="Text_20_body">Op de eerste twee regels komen:</text:p>
      <text:list xml:id="list32183829" text:style-name="L1">
        <text:list-item>
          <text:p text:style-name="P21">De naam van de simulatie, en</text:p>
        </text:list-item>
        <text:list-item>
          <text:p text:style-name="P21">Het versienummer van de simulatie.</text:p>
        </text:list-item>
      </text:list>
      <text:p text:style-name="Heading_20_3">Saai recht stuk spoor</text:p>
      <text:p text:style-name="Text_20_body">Het simpelste element is een spoor:</text:p>
      <text:p text:style-name="Text_20_body">r<text:tab/>389<text:tab/>300<text:tab/>40<text:tab/>j</text:p>
      <text:p text:style-name="Text_20_body">r<text:tab/><text:span text:style-name="T4">(R)ail</text:span></text:p>
      <text:p text:style-name="P2">389<text:tab/><text:span text:style-name="T4">Nummer</text:span></text:p>
      <text:p text:style-name="P2"><text:span text:style-name="T5">300<text:tab/></text:span><text:span text:style-name="T4">Lengte</text:span><text:span text:style-name="T5"> in meters</text:span></text:p>
      <text:p text:style-name="P2"><text:span text:style-name="T5">40<text:tab/></text:span><text:span text:style-name="T4">Maximumsnelheid</text:span></text:p>
      <text:p text:style-name="P2">j<text:tab/><text:span text:style-name="T4">Geëlektrificieerd?</text:span></text:p>
      <text:p text:style-name="P1">Let op!<text:span text:style-name="T5"> Een stuk spoor moet gedefinieerd zijn, alvorens dit stuk spoor voor wissels, seinen, meetpunten e.d. gebruikt kan worden! Bovendien is het nummer hoofdlettergevoelig, voor zover letters gebruikt worden!</text:span></text:p>
      <text:p text:style-name="Heading_20_3">Sporen verbinden, bloksecties maken en wissels maken</text:p>
      <text:p text:style-name="P2">Nu moeten verschillende stukken spoor nog aan elkaar vast worden gemaakt.</text:p>
      <text:p text:style-name="P2">c<text:tab/>389<text:tab/>e<text:tab/>390<text:tab/>b<text:tab/>n<text:tab/>n<text:tab/>-</text:p>
      <text:p text:style-name="P2">c<text:tab/><text:span text:style-name="T4">(C)onnectie</text:span></text:p>
      <text:p text:style-name="P2">389<text:tab/><text:span text:style-name="T4">Ene spoorstuk</text:span></text:p>
      <text:p text:style-name="P2">e<text:tab/><text:span text:style-name="T5">En wel het </text:span><text:span text:style-name="T4">einde</text:span><text:span text:style-name="T5"> daarvan, vastmaken aan</text:span></text:p>
      <text:p text:style-name="P2"><text:span text:style-name="T5">390<text:tab/></text:span><text:span text:style-name="T4">Andere spoorstuk</text:span></text:p>
      <text:p text:style-name="P2">b<text:tab/>En wel aan het <text:span text:style-name="T4">begin</text:span> daarvan.</text:p>
      <text:p text:style-name="P2"><text:soft-page-break/><text:span text:style-name="T5">n<text:tab/></text:span><text:span text:style-name="T4">Aftakkend?</text:span><text:span text:style-name="T5"> Aftakkende stand van een wissel?</text:span></text:p>
      <text:p text:style-name="P2"><text:span text:style-name="T5">n<text:tab/></text:span><text:span text:style-name="T4">Geïsoleerd?</text:span><text:span text:style-name="T5"> Twee blok-secties worden dmv. isolatie van elkaar gescheiden.</text:span></text:p>
      <text:p text:style-name="P2"><text:span text:style-name="T5">-<text:tab/></text:span><text:span text:style-name="T4">Naam</text:span><text:span text:style-name="T5"> van de wissel. Als we een maken.</text:span></text:p>
      <text:p text:style-name="P2"><draw:frame draw:style-name="fr2" draw:name="Afbeeldingen3" text:anchor-type="paragraph" svg:x="12.42cm" svg:y="0.884cm" svg:width="4.491cm" svg:height="2.803cm" draw:z-index="0"><draw:image xlink:href="Pictures/2000000700001A79000010858426313D.svm" xlink:type="simple" xlink:show="embed" xlink:actuate="onLoad"/></draw:frame><text:span text:style-name="T5">-<text:tab/></text:span><text:span text:style-name="T4">Meetpunt</text:span><text:span text:style-name="T5"> dat vrij moet zijn opdat de wissel omgezet mag worden.</text:span></text:p>
      <text:p text:style-name="P2">Standaard moet Aftakkend? op 'nee' staan. Behalve als we een wissel gaan bouwen. Dat kan bijvoorbeeld zo:</text:p>
      <text:p text:style-name="P2">c<text:tab/>389<text:tab/>e<text:tab/>390<text:tab/>b<text:tab/>n<text:tab/>n<text:tab/>-<text:tab/>-</text:p>
      <text:p text:style-name="P2">c<text:tab/>389<text:tab/>e<text:tab/>391<text:tab/>b<text:tab/>j<text:tab/>n<text:tab/>W1<text:tab/>M34</text:p>
      <text:p text:style-name="P2">Alle wissels kunnen opengereden worden. Vanaf versie 0.2 raakt de wissel daarbij in een ongedefinieerde stand. De treindienstleider kan het wissel weer onder controle krijgen door het met de hand een keer om te zetten.</text:p>
      <text:p text:style-name="P2"><text:span text:style-name="T4">Let op!</text:span> Bij een verbinding voor een aftakkende stand heeft de instelling 'Geïsoleerd?' geen invloed.</text:p>
      <text:p text:style-name="Heading_20_3">Hele en halve Engelse wissels</text:p>
      <text:p text:style-name="Text_20_body"><draw:frame draw:style-name="fr3" draw:name="Afbeeldingen15" text:anchor-type="paragraph" svg:x="11.793cm" svg:y="0.794cm" svg:width="5.205cm" svg:height="3.388cm" draw:z-index="12"><draw:image xlink:href="Pictures/200000070000145500000D3D0A8EEF93.svm" xlink:type="simple" xlink:show="embed" xlink:actuate="onLoad"/></draw:frame>Engelse wissels bestaan in de simulatie niet als zodanig. Ze moeten met andere elementen worden nagebootst.</text:p>
      <text:p text:style-name="Text_20_body">Ten eerste een half Engels wissel. Deze kan in de fysieke simulatie net zo worden nagebootst als deze in het sporenplan is weergegeven.</text:p>
      <text:p text:style-name="Text_20_body">In het voorbeeld hiernaast is een half Engels wissel weergegeven. Deze kan dus worden nagebootst met twee wissels en een kruising en de nodige overige stukjes rails om alles met elkaar te verbinden.</text:p>
      <text:p text:style-name="Text_20_body"><draw:frame draw:style-name="fr4" draw:name="Afbeeldingen16" text:anchor-type="paragraph" svg:y="0.953cm" svg:width="11.116cm" svg:height="2.378cm" draw:z-index="13"><draw:image xlink:href="Pictures/2000000700003D6800000D22B4BDBD03.svm" xlink:type="simple" xlink:show="embed" xlink:actuate="onLoad"/></draw:frame>Een heel Engels wissel kan daarentegen beter als een combinatie van twee wissels worden nagebootst. In de figuur hiernaast is te zien hoe dit kan gebeuren. Links de weergave zoals op een sporenplan, rechts de wijze waarop deze in de simulatie is nagebootst. Let daarbij erop dat de volgorde van de wissels in dit geval net het omgekeerde is ten opzichte van de weergave in een sporenplan. En tussen beide wissels moet een stukje spoor zitten, al mag de lengte daarvan wel nul zijn.</text:p>
      <text:p text:style-name="Heading_20_3">Kruisingen</text:p>
      <text:p text:style-name="P6">Voor het maken van kruisingen is wel een speciale voorziening aanwezig. Een kruising wordt als volgt gebouwd:</text:p>
      <text:p text:style-name="P6">x<text:tab/>522<text:tab/>e<text:tab/>523<text:tab/>b<text:tab/>641<text:tab/>e<text:tab/>642<text:tab/>b</text:p>
      <text:p text:style-name="P6">Dit kruist de sporen 522-523 en 641-642 met elkaar.</text:p>
      <text:p text:style-name="Heading_20_3">Rijrichtingsvelden.</text:p>
      <text:p text:style-name="Text_20_body">Met een rijrichtingsveld kunnen we voorkomen dat twee seinhuizen tegelijk een trein in een enkelspoor sturen. Ook hier is de definitie eenvoudig:</text:p>
      <text:p text:style-name="Text_20_body"><text:soft-page-break/>e<text:tab/>ZlGnUp<text:tab/>1</text:p>
      <text:p text:style-name="Text_20_body">e<text:tab/><text:tab/><text:span text:style-name="T4">(E)rlaubnis</text:span></text:p>
      <text:p text:style-name="P2">ZlGnUp<text:tab/><text:span text:style-name="T4">Naam</text:span> van dit rijrichtingsveld</text:p>
      <text:p text:style-name="P2">1<text:tab/><text:tab/><text:span text:style-name="T4">Standaardrichting</text:span>. 1=up, 2=down (voor dubbelspoorbeveiliging met beveiligd links rijden), 0=geen (voor enkelspoor- en dubbel-enkelspoorbeveiliging)</text:p>
      <text:p text:style-name="Heading_20_3">Meetpunten bevestigen</text:p>
      <text:p text:style-name="P2">Vervolgens komen de meetpunten. Deze meten of een trein in de betreffende bloksectie aanwezig is of niet. Een meetpunt is simpel gebouwd:</text:p>
      <text:p text:style-name="P2">m<text:tab/>388<text:tab/>FarSp1<text:tab/>-</text:p>
      <text:p text:style-name="P2">m<text:tab/>456<text:tab/>FarHvnU1<text:tab/>fhU</text:p>
      <text:p text:style-name="P2">m<text:tab/><text:tab/><text:span text:style-name="T4">(M)eetpunt.</text:span></text:p>
      <text:p text:style-name="P2">388<text:tab/><text:tab/><text:span text:style-name="T4">Spoor.</text:span> Aan welk stuk spoor is het meetpunt bevestigd?</text:p>
      <text:p text:style-name="P6">FarSp1<text:tab/><text:span text:style-name="T4">Naam</text:span>. Hoe heet dit meetpunt?</text:p>
      <text:p text:style-name="P6">fhU<text:tab/><text:tab/><text:span text:style-name="T4">Rijrichting.</text:span> Bij welke rijrichting hoort dit meetpunt? '-' voor geen <text:s text:c="38"/><text:tab/><text:tab/>rijrichting.</text:p>
      <text:p text:style-name="Heading_20_3">Seinpalen neerzetten</text:p>
      <text:p text:style-name="P2">Bij een connectie kunnen we verder ook nog een seinpaal neerzetten:</text:p>
      <text:p text:style-name="P3">s<text:tab/>388<text:tab/>e<text:tab/>389<text:tab/>b<text:tab/>FarT1<text:tab/>a<text:tab/>fhU<text:tab/>1<text:tab/>AB1<text:tab/>-<text:tab/>n<text:tab/>-<text:tab/>n<text:tab/>-<text:tab/>-</text:p>
      <text:p text:style-name="Text_20_body">s<text:tab/><text:span text:style-name="T4">(S)ein</text:span><text:span text:style-name="T5">.</text:span></text:p>
      <text:p text:style-name="Text_20_body"><text:span text:style-name="T5">388 e 389 b<text:tab/></text:span><text:span text:style-name="T4">Plaats</text:span><text:span text:style-name="T5"> van het sein. </text:span><text:span text:style-name="T4">Let op!</text:span><text:span text:style-name="T5"> Een sein kan zich alleen bij een gewone connectie bevinden, dus </text:span><text:span text:style-name="T4">niet</text:span><text:span text:style-name="T5"> bij wissels en kruisingen. Bovendien moet de connectie daadwerkelijk bestaan. Maar da's natuurlijk logisch.</text:span></text:p>
      <text:p text:style-name="Text_20_body"><text:span text:style-name="T5">O ja, het sein werkt </text:span><text:span text:style-name="T11">alleen</text:span><text:span text:style-name="T6"> voor treinen die van spoor 388 naar spoor 389 rijden, en niet voor treinen die de andere kant op rijden.</text:span></text:p>
      <text:p text:style-name="Text_20_body"><text:span text:style-name="T5">FarT1<text:tab/></text:span><text:span text:style-name="T4">Naam</text:span><text:span text:style-name="T5"> van het sein</text:span></text:p>
      <text:p text:style-name="Text_20_body"><text:span text:style-name="T6">j<text:tab/></text:span><text:span text:style-name="T7">Bediend?</text:span><text:span text:style-name="T6"> Een bediend sein ('j') kan door de treindienstleider bediend worden. De maximumsnelheid die het sein aangeeft zal zich automatisch richten naar de ingestelde rijweg achter het sein. Er kan ook worden gekozen voor een automatisch ('a') bloksein. Dit is niet bediend maar wordt automatisch groen als het spoor erachter vrij is. En ten slotte is er de keus dat dit helemaal geen hoofdsein is ('n'), maar bijvoorbeeld slechts een snelheidsbordje.</text:span></text:p>
      <text:p text:style-name="P2"><text:span text:style-name="T6">fhU 1<text:tab/></text:span><text:span text:style-name="T7">Rijrichting</text:span><text:span text:style-name="T10">. Voor de logica van automatische seinen is het nodig dat het sein weet bij welke rijrichting het hoort. Dan kunnen bijvoorbeeld automatisch alle betreffende seinen op rood springen als de rijrichting 'verkeerdom' is ingesteld.</text:span></text:p>
      <text:p text:style-name="Text_20_body"><text:span text:style-name="T5">-<text:tab/></text:span><text:span text:style-name="T4">H_Maximumsnelheid</text:span><text:span text:style-name="T5">. </text:span><text:span text:style-name="T6">Als we een vast sein (bijvoorbeeld een einde-spoor-bordje, snelheidsbeperking, snelheidsverhoging) willen maken, dan kan hier de nieuwe maximumsnelheid worden aangegeven.</text:span></text:p>
      <text:p text:style-name="Text_20_body"><text:span text:style-name="T6">n<text:tab/></text:span><text:span text:style-name="T7">Voorsein.</text:span><text:span text:style-name="T6"> Hiermee kunnen we een </text:span><text:span text:style-name="T7">autovoorsein</text:span><text:span text:style-name="T6"> maken dat z'n seinbeeld automatisch aanpast aan het eerstvolgende hoofdsein.</text:span></text:p>
      <text:p text:style-name="Text_20_body"><text:span text:style-name="T6">-<text:tab/></text:span><text:span text:style-name="T7">V_Waarschuwsnelheid</text:span><text:span text:style-name="T6">. Voor als we een aankondiging voor een vaste snelheidsverlaging willen maken.</text:span></text:p>
      <text:p text:style-name="Text_20_body"><text:soft-page-break/><text:span text:style-name="T5">n<text:tab/></text:span><text:span text:style-name="T4">Haltevoorsein?</text:span></text:p>
      <text:p text:style-name="P2">-<text:tab/><text:span text:style-name="T4">Perronpunt?</text:span><text:span text:style-name="T5"> Een perronpunt geeft aan waar de voorkant van de trein moet stoppen opdat hij netjes langs het perron staat. Geef het spoornummer op (zoals dat op het rijplan van de trein komt te staan) of '-' als bij dit sein geen perronpunt is.</text:span></text:p>
      <text:list xml:id="list32198221" text:style-name="L2">
        <text:list-item>
          <text:p text:style-name="P22"><text:span text:style-name="T4">Stationsnaam</text:span><text:span text:style-name="T5">. Indien Haltevoorsein of Perronpunt, moet worden aangegeven om welk het station het gaat, zodat treinen weten of dit sein voor hun bedoeld is of niet.</text:span></text:p>
        </text:list-item>
      </text:list>
      <text:p text:style-name="Heading_20_3">Verschijn- en verdwijnpunten aangeven</text:p>
      <text:p text:style-name="P4">vs<text:tab/>Farzonur-1<text:tab/>j<text:tab/>435<text:tab/>234<text:tab/>v<text:tab/>r<text:tab/>100<text:tab/>ZlGnUp<text:tab/>1</text:p>
      <text:p text:style-name="P4">vd<text:tab/>435<text:tab/>a</text:p>
      <text:p text:style-name="P4">Betekenis:</text:p>
      <text:p text:style-name="P4">vs<text:tab/><text:span text:style-name="T4">Verschijn.</text:span><text:span text:style-name="T5"> Een plaats waar een trein kan verschijnen</text:span></text:p>
      <text:p text:style-name="Text_20_body"><text:span text:style-name="T3">Farzonur-1<text:tab/></text:span><text:span text:style-name="T2">Naam</text:span><text:span text:style-name="T3">. Welke naam heeft dit verschijn-punt?</text:span></text:p>
      <text:p text:style-name="Text_20_body"><text:span text:style-name="T3">j<text:tab/></text:span><text:span text:style-name="T2">Vertraging toegestaan? </text:span><text:span text:style-name="T3">Mogen de treinen vertraging hebben? Dit is nuttig voor treinen die op de aankondiging in beeld komen. Maar juist niet voor perronsporen, waar alleen bij het begin van de simulatie treinen neergezet worden.</text:span></text:p>
      <text:p text:style-name="Text_20_body"><text:span text:style-name="T3">435<text:tab/></text:span><text:span text:style-name="T2">Spoor</text:span><text:span text:style-name="T3">. Op welk stuk spoor verschijnt de trein?</text:span></text:p>
      <text:p text:style-name="Text_20_body"><text:span text:style-name="T3">234<text:tab/></text:span><text:span text:style-name="T2">Meters</text:span><text:span text:style-name="T3">. Hoe ver van het begin van het spoor?</text:span></text:p>
      <text:p text:style-name="Text_20_body"><text:span text:style-name="T3">v<text:tab/></text:span><text:span text:style-name="T2">Richting.</text:span><text:span text:style-name="T3"> Rijdt de trein (v)ooruit naar het einde van het Spoor, of (a)chteruit?</text:span></text:p>
      <text:p text:style-name="Text_20_body"><text:span text:style-name="T3">r<text:tab/></text:span><text:span text:style-name="T2">Modus</text:span><text:span text:style-name="T3">. r = rijden, s = stilstaan bij een station.</text:span></text:p>
      <text:p text:style-name="Text_20_body"><text:span text:style-name="T3">100<text:tab/></text:span><text:span text:style-name="T2">Snelheid</text:span><text:span text:style-name="T3">. Een (r)ijdende trein heeft natuurlijk een snelheid.</text:span></text:p>
      <text:p text:style-name="Text_20_body"><text:span text:style-name="T3">ZlGnUp<text:tab/></text:span><text:span text:style-name="T2">Rijrichting-veld</text:span><text:span text:style-name="T3">. Kan ook '-' zijn als geen rijrichting nodig is.</text:span></text:p>
      <text:p text:style-name="Text_20_body"><text:span text:style-name="T3">1<text:tab/></text:span><text:span text:style-name="T2">Rijrichting</text:span><text:span text:style-name="T3">. Welke richting. Mag '-' zijn als geen rijrichting nodig is.</text:span></text:p>
      <text:p text:style-name="P5">De tweede regel heeft de volgende betekenis:</text:p>
      <text:p text:style-name="P5">vd<text:tab/><text:span text:style-name="T4">Verdwijn.</text:span></text:p>
      <text:p text:style-name="P2"><text:span text:style-name="T1">435<text:tab/></text:span><text:span text:style-name="T2">Spoor.</text:span><text:span text:style-name="T1"> Alle treinen die dit spoor bereiken worden terstond gewist.</text:span></text:p>
      <text:p text:style-name="P2"><text:span text:style-name="T1">a<text:tab/></text:span><text:span text:style-name="T2">Richting</text:span><text:span text:style-name="T1">. Als een rail tegelijk als verschijn- en verdwijnpunt dient, dan moet de richting uiteraard tegenovergesteld zijn.</text:span></text:p>
      <text:h text:style-name="Heading_20_2" text:outline-level="2">Het opstellen van een materieelbestand</text:h>
      <text:p text:style-name="Text_20_body">Geen treinen zonder locomotieven en wagons. Deze worden gedefinieerd in de materieelbestanden, bijvoorbeeld ICM.ssm of Rx1.ssm. Een paar voorbeeldregels:</text:p>
      <text:p text:style-name="Text_20_body">F81<text:tab/>20<text:tab/>50<text:tab/>600<text:tab/>280<text:tab/>70<text:tab/>100<text:tab/>1.0<text:tab/>j<text:tab/>j<text:tab/>n</text:p>
      <text:p text:style-name="Text_20_body">R51<text:tab/>20<text:tab/>34<text:tab/>0<text:tab/>0<text:tab/>70<text:tab/>100<text:tab/>1.0<text:tab/>n<text:tab/>n<text:tab/>n</text:p>
      <text:p text:style-name="Text_20_body">F81<text:tab/><text:span text:style-name="T4">Materieelnaam</text:span><text:span text:style-name="T5">. Bij het samenstellen van een trein moet je tenslotte kunnen opgeven uit welke wagons en locomotieven deze bestaat.</text:span></text:p>
      <text:p text:style-name="Text_20_body"><text:span text:style-name="T5">20.5<text:tab/></text:span><text:span text:style-name="T4">Lengte</text:span><text:span text:style-name="T5"> in meters</text:span></text:p>
      <text:p text:style-name="Text_20_body"><text:span text:style-name="T5">50<text:tab/></text:span><text:span text:style-name="T4">Gewicht</text:span><text:span text:style-name="T5"> in tonnen</text:span></text:p>
      <text:p text:style-name="Text_20_body"><text:span text:style-name="T5">600<text:tab/></text:span><text:span text:style-name="T4">Vermogen</text:span><text:span text:style-name="T5"> in kW. Bij hogere snelheden beperkende factor voor het versnellen.</text:span></text:p>
      <text:p text:style-name="Text_20_body"><text:span text:style-name="T5">280<text:tab/></text:span><text:span text:style-name="T4">Trekkracht</text:span><text:span text:style-name="T5"> in kN. Bij lage snelheden beperkende factor voor het versnellen.</text:span></text:p>
      <text:p text:style-name="Text_20_body"><text:soft-page-break/><text:span text:style-name="T5">70<text:tab/></text:span><text:span text:style-name="T4">Remkracht</text:span><text:span text:style-name="T5"> in kN</text:span></text:p>
      <text:p text:style-name="Text_20_body"><text:span text:style-name="T5">100<text:tab/></text:span><text:span text:style-name="T4">Maximumsnelheid</text:span><text:span text:style-name="T5"> in km/u</text:span></text:p>
      <text:p text:style-name="Text_20_body"><text:span text:style-name="T5">1.0<text:tab/></text:span><text:span text:style-name="T4">Luchtweerstandscoëfficient</text:span><text:span text:style-name="T5"> cw</text:span></text:p>
      <text:p text:style-name="Text_20_body"><text:span text:style-name="T5">j<text:tab/></text:span><text:span text:style-name="T4">Elektrisch?</text:span><text:span text:style-name="T5"> Een elektrische trein, dwz. een trein die minstens één elektrische wagon / lokomotief bevat, moet zich geheel op geëlektrificieerde sporen bevinden, anders zal de trekkracht 0 zijn.</text:span></text:p>
      <text:p text:style-name="Text_20_body"><text:span text:style-name="T5">j<text:tab/></text:span><text:span text:style-name="T4">Bedienbaar</text:span><text:span text:style-name="T5">. Alleen treinen met een bedienbare wagon aan het uiteinde kan rijden.</text:span></text:p>
      <text:p text:style-name="Text_20_body"><text:span text:style-name="T5">n<text:tab/></text:span><text:span text:style-name="T4">Tweerichtingsbedienbaar</text:span><text:span text:style-name="T5">. Alleen aan de voorkant een cabine, of zowel vooraan als achteraan?</text:span></text:p>
      <text:h text:style-name="Heading_20_1" text:outline-level="1">Simulatie opbouwen: StwSimEdit</text:h>
      <text:p text:style-name="Text_20_body">Nadat de fysieke simulatie is opgebouwd, moet het bedienpaneel in elkaar worden gezet. Dat gaat met StwSimEdit. Zo ziet het scherm in beginsel eruit:</text:p>
      <text:p text:style-name="Plaatje"><draw:frame draw:style-name="fr1" draw:name="Afbeeldingen1" text:anchor-type="as-char" svg:width="15.298cm" style:rel-width="90%" svg:height="8.25cm" style:rel-height="scale" draw:z-index="15"><draw:image xlink:href="Pictures/2000000700006956000038DAF6DA8A28.svm" xlink:type="simple" xlink:show="embed" xlink:actuate="onLoad"/></draw:frame></text:p>
      <text:p text:style-name="Text_20_body">Bovenin staan de bedienpanelen. En onderin staat de toolbox met de verschillende middelen om bedienpanelen te tekenen en functionaliteiten toe te voegen.</text:p>
      <text:p text:style-name="P1">Let op!<text:span text:style-name="T5"> StwSim Editor is slechts een hulpprogramma. Het heeft geen bijzonder hoge kwaliteit en een matige foutafhandeling. Verkeerde bediening wordt dus vaak niet verhinderd en kan tot crashes en vastlopers leiden.</text:span></text:p>
      <text:h text:style-name="Heading_20_2" text:outline-level="2">Inleidend werk</text:h>
      <text:p text:style-name="Text_20_body">Voordat met het tekenen van het bedienpaneel begonnen kan worden, moet eerst de eerder gemaakte fysieke simulatie worden ingeladen. Dat gaat met de volgende knop:</text:p>
      <text:p text:style-name="P10"><draw:frame draw:style-name="fr5" draw:name="Afbeeldingen29" text:anchor-type="as-char" svg:width="7.562cm" svg:height="5.637cm" draw:z-index="16"><draw:image xlink:href="Pictures/2000000700001D8A0000160632CA409D.svm" xlink:type="simple" xlink:show="embed" xlink:actuate="onLoad"/></draw:frame></text:p>
      <text:p text:style-name="Text_20_body">Als er in de fysieke simulatie een fout zit, kan dat ertoe leiden dat StwSim Editor crasht, dus dat het programmavenster ineens weg is. Helaas is er nog geen goede foutdetectie aanwezig.</text:p>
      <text:p text:style-name="Text_20_body">Vervolgens moet worden opgegeven welke treindetectie-punten, rijrichtingsvelden, seinen en wissels vanaf dit paneel bediend moeten gaan worden - en dus bij dit deelgebied horen.</text:p>
      <text:p text:style-name="Text_20_body"><text:soft-page-break/>Tenslotte moeten de overwegen worden opgegeven. Daarbij gaat het alleen om overwegen binnen een emplacement, niet die op de vrije baan. Na het toevoegen van de overwegen moeten de volgende gegevens voor iedere overweg worden toegevoegd:</text:p>
      <text:list xml:id="list32194596" text:style-name="L3">
        <text:list-item>
          <text:p text:style-name="P23">Spoorsecties die de overweg kruisen</text:p>
        </text:list-item>
        <text:list-item>
          <text:p text:style-name="P23">Spoorsecties die bij de aankondiging horen. De overweg zal dichtgaan als een trein binnen een van deze aankondigingssecties komt.</text:p>
        </text:list-item>
      </text:list>
      <text:h text:style-name="Heading_20_2" text:outline-level="2">Wat meer informatie over wissels</text:h>
      <text:p text:style-name="Plaatje"><draw:frame draw:style-name="fr5" draw:name="Afbeeldingen14" text:anchor-type="as-char" svg:width="11.989cm" svg:height="3.21cm" draw:z-index="17"><draw:image xlink:href="Pictures/2000000700003A8C00000FACB681811A.svm" xlink:type="simple" xlink:show="embed" xlink:actuate="onLoad"/></draw:frame></text:p>
      <text:p text:style-name="P27">Bij het opgeven van de wissels is een beetje aandacht vereist, aangezien hier de veiligheidskritische taak van flankbeveiliging gebeurt.</text:p>
      <text:p text:style-name="Text_20_body">Wissels in een wisselgroep kunnen alleen gezamenlijk worden omgezet. Daarmee is dit de logische keus voor bijvoorbeeld het wisselpaar van een overloopwissel.</text:p>
      <text:p text:style-name="P12">Op het tabblad Wissels kunnen ook eis- en verzoekwissels worden gecreëerd.</text:p>
      <text:p text:style-name="P12">Eiswissels zijn een iets minder strenge variant op de wisselgroep, aangezien de afhankelijkheid maar één kant op werkt. En verzoekwissels zijn nog minder streng, zoals de naam al aangeeft.</text:p>
      <text:p text:style-name="P12">Met het logische complement wordt automatisch rekening gehouden, dat hoeft dus niet handmatig opgegeven te worden. Een regel “wissel A rechtdoor <text:span text:style-name="T17">→</text:span> wissel B rechtdoor” impliceert dus het volgende:</text:p>
      <text:list xml:id="list32322091" text:style-name="L12">
        <text:list-item>
          <text:p text:style-name="P35">wissel A rechtdoor <text:span text:style-name="T17">→</text:span> wissel B <text:s/>rechtdoor</text:p>
        </text:list-item>
        <text:list-item>
          <text:p text:style-name="P35">wissel A afbuigend <text:span text:style-name="T17">→</text:span> stand van wissel B maakt niet uit</text:p>
        </text:list-item>
        <text:list-item>
          <text:p text:style-name="P35">wissel B rechtdoor <text:span text:style-name="T17">→</text:span> stand van wissel A maakt niet uit</text:p>
        </text:list-item>
        <text:list-item>
          <text:p text:style-name="P35">wissel B afbuigend <text:span text:style-name="T17">→</text:span> wissel A <text:s/>afbuigend</text:p>
        </text:list-item>
      </text:list>
      <text:p text:style-name="Text_20_body">Het systeem van verzoekwissels kent één beperking: verzoekwissels die weer afhangen van andere verzoekwissels worden genegeerd. Wordt dus een <text:span text:style-name="T14">verzoek</text:span> <text:span text:style-name="T16">“wissel A rechtdoor </text:span><text:span text:style-name="T18">→</text:span><text:span text:style-name="T16"> wissel B rechtdoor” en een </text:span><text:span text:style-name="T13">verzoek</text:span><text:span text:style-name="T16"> “wissel B rechtdoor </text:span><text:span text:style-name="T18">→</text:span><text:span text:style-name="T16"> wissel C rechtdoor” ingesteld, dan zal het rechtdoor zetten van wissel A alleen <text:s/>de eerste van beide regels activeren.</text:span></text:p>
      <text:h text:style-name="Heading_20_2" text:outline-level="2">Panelen aanmaken</text:h>
      <text:p text:style-name="Text_20_body">Als alles juist is ingesteld kunnen de bedienschermen worden aangemaakt. Kies het tabblad “Schermen” en maak aldaar de gewenste schermen aan.</text:p>
      <text:p text:style-name="P2">Kies, na het aanmaken van de schermen, voor ieder scherm of het een overzichtsweergave of een detailweergave is.</text:p>
      <text:p text:style-name="Text_20_body">Op een overzichtsweergave is te zien:</text:p>
      <text:list xml:id="list32186233" text:style-name="L4">
        <text:list-item>
          <text:p text:style-name="P24">Driehoekjes die de richting van een rijweg aangeven.</text:p>
        </text:list-item>
      </text:list>
      <text:p text:style-name="Text_20_body">Deze driehoekjes vervangen de seinen. Teken dus geen seinen op een overzichtsweergave.</text:p>
      <text:p text:style-name="Text_20_body">Op een detailweergave is te zien:</text:p>
      <text:list xml:id="list32183912" text:style-name="L5">
        <text:list-item>
          <text:p text:style-name="P25"><text:soft-page-break/>Seinen, seinnummers en wisselnummers</text:p>
        </text:list-item>
        <text:list-item>
          <text:p text:style-name="P25">Treindetectie-secties</text:p>
        </text:list-item>
        <text:list-item>
          <text:p text:style-name="P25">Wisselstanden van alle wissels</text:p>
        </text:list-item>
      </text:list>
      <text:p text:style-name="Text_20_body">Zo ziet het beeld eruit als een scherm is aangemaakt:</text:p>
      <text:p text:style-name="Plaatje"><draw:frame draw:style-name="fr1" draw:name="Afbeeldingen2" text:anchor-type="as-char" svg:width="15.298cm" style:rel-width="90%" svg:height="8.25cm" style:rel-height="scale" draw:z-index="1"><draw:image xlink:href="Pictures/2000000700006956000038DAD094D49C.svm" xlink:type="simple" xlink:show="embed" xlink:actuate="onLoad"/></draw:frame></text:p>
      <text:p text:style-name="Text_20_body">Als je binnen het bedienscherm een element aanwijst, komt in het hokje “Informatie” te staan wat zich hier precies bevindt.</text:p>
      <text:h text:style-name="Heading_20_2" text:outline-level="2">Panelen tekenen</text:h>
      <text:p text:style-name="Text_20_body">Door naar het tabblad “Elementen plaatsen” over te schakelen kun je het bedienscherm daadwerkelijk gaan tekenen. De meeste knoppen zullen voor zich spreken.</text:p>
      <text:p text:style-name="Plaatje"><draw:frame draw:style-name="fr1" draw:name="Afbeeldingen8" text:anchor-type="as-char" svg:width="12.575cm" svg:height="4.727cm" draw:z-index="2"><draw:image xlink:href="Pictures/200000070000442E000019A02B905B2E.svm" xlink:type="simple" xlink:show="embed" xlink:actuate="onLoad"/></draw:frame></text:p>
      <text:p text:style-name="Text_20_body">Denk eraan: “kruisende rails” en “wissels” zijn niet hetzelfde – ook al zien ze er op het eerste gezicht hetzelfde uit!</text:p>
      <text:p text:style-name="Plaatje"><text:soft-page-break/><draw:frame draw:style-name="fr1" draw:name="Afbeeldingen4" text:anchor-type="as-char" svg:width="15.298cm" style:rel-width="90%" svg:height="8.25cm" style:rel-height="scale" draw:z-index="3"><draw:image xlink:href="Pictures/2000000700006956000038DAF9C7E5BE.svm" xlink:type="simple" xlink:show="embed" xlink:actuate="onLoad"/></draw:frame></text:p>
      <text:p text:style-name="Text_20_body">Door bij de tekst-tool het vakje “Spoornummer” aan te vinken, wordt de tekst als spoornummer opgeslagen. Dan kan de tekst als link worden gebruikt, bijvoorbeeld als start of doel van een rijweg.</text:p>
      <text:p text:style-name="Plaatje"><draw:frame draw:style-name="fr1" draw:name="Afbeeldingen9" text:anchor-type="as-char" svg:width="15.298cm" style:rel-width="90%" svg:height="8.25cm" style:rel-height="scale" draw:z-index="4"><draw:image xlink:href="Pictures/2000000700006956000038DA14579EBE.svm" xlink:type="simple" xlink:show="embed" xlink:actuate="onLoad"/></draw:frame></text:p>
      <text:p text:style-name="Text_20_body">Bij een vrije baan met enkelspoor-beveiliging is (in principe) altijd een rijrichtingsveld aanwezig. Dit voorkomt dat twee treindienstleiders van beide kanten tegelijk een trein het spoor op sturen. Een rijrichtingsveld is gemakkelijk geplaatst. Houd er rekening mee dat de richting die de pijl uit wijst geen functionele invloed heeft. Die wordt namelijk bepaald door het aankruisen van 'up' of 'down'.</text:p>
      <text:p text:style-name="Plaatje"><text:soft-page-break/><draw:frame draw:style-name="fr1" draw:name="Afbeeldingen5" text:anchor-type="as-char" svg:width="15.298cm" style:rel-width="90%" svg:height="8.25cm" style:rel-height="scale" draw:z-index="5"><draw:image xlink:href="Pictures/2000000700006956000038DAC7D93155.svm" xlink:type="simple" xlink:show="embed" xlink:actuate="onLoad"/></draw:frame></text:p>
      <text:p text:style-name="Text_20_body">Met de treinnummer-tool kan een plaats worden gecreëerd om een treinnummer weer te geven. Het treinnummer wordt geplaatst op een 'overlay' en zal alleen zichtbaar zijn als er daadwerkelijk een treinnummer bekend is voor het betreffende meetpunt. Via het menu 'Beeld' kunnen de treinnummer-plaatsen worden weergegeven of juist worden verborgen.</text:p>
      <text:p text:style-name="Text_20_body">Als in een hokje iets nieuws getekend wordt zal de treinnummer-plaats uit dat hokje worden gewist, als die aanwezig is.</text:p>
      <text:h text:style-name="Heading_20_2" text:outline-level="2">Rijwegen maken</text:h>
      <text:p text:style-name="Plaatje"><draw:frame draw:style-name="fr5" draw:name="Afbeeldingen13" text:anchor-type="as-char" svg:width="7.101cm" svg:height="4.392cm" draw:z-index="6"><draw:image xlink:href="Pictures/2000000700001BBE00001128826BA1D3.svm" xlink:type="simple" xlink:show="embed" xlink:actuate="onLoad"/></draw:frame></text:p>
      <text:p text:style-name="Text_20_body">Als alle sporen juist liggen, is het tijd om rijwegen aan te maken. Dit is nog wel de meest technische kant van de zaak – en ook een veiligheidskritische. <text:span text:style-name="T15">Veiligheidskritische handelingen zijn onderstreept</text:span>.</text:p>
      <text:p text:style-name="Plaatje"><text:soft-page-break/><draw:frame draw:style-name="fr1" draw:name="Afbeeldingen6" text:anchor-type="as-char" svg:width="15.298cm" style:rel-width="90%" svg:height="7.999cm" style:rel-height="scale" draw:z-index="7"><draw:image xlink:href="Pictures/2000000700006A4A000037957B5E5CF3.svm" xlink:type="simple" xlink:show="embed" xlink:actuate="onLoad"/></draw:frame></text:p>
      <text:p text:style-name="Text_20_body">Om te beginnen moet voor een rijweg altijd worden aangegeven welke twee punten moeten worden aangeklikt om de rijweg te activeren, en <text:span text:style-name="T15">welk sein ermee geschakeld wordt</text:span>. Klik daarvoor op de knop “Wijzigen” en klik vervolgens in het bedienpaneel het betreffende element aan. Het geselecteerde sein zal oplichten.</text:p>
      <text:p text:style-name="Text_20_body">Vul vervolgens de overige gegevens van de rijweg in. Hun functie is als volgt:</text:p>
      <text:list xml:id="list32184453" text:style-name="L6">
        <text:list-item>
          <text:p text:style-name="P26">Van:<text:tab/><text:tab/>Welk spoornummer moet als van-spoor worden aangeklikt?</text:p>
        </text:list-item>
        <text:list-item>
          <text:p text:style-name="P26">Naar:<text:tab/><text:tab/>Welk spoornummer moet als naar-spoor worden aangeklikt?</text:p>
        </text:list-item>
        <text:list-item>
          <text:p text:style-name="P26">Trigger:<text:tab/>Als het treinnr. bij dit detectiepunt is, wordt ARI actief. (optioneel)</text:p>
        </text:list-item>
        <text:list-item>
          <text:p text:style-name="P26">TNV-van:<text:tab/>Verplaats het treinnummer van dit detectiepunt...</text:p>
        </text:list-item>
        <text:list-item>
          <text:p text:style-name="P26">TNV-naar:<text:tab/>... naar dit detectiepunt.</text:p>
        </text:list-item>
        <text:list-item>
          <text:p text:style-name="P28">Naar-sein:<text:tab/>Welk sein moet dekking bieden voor een vooruitrijdende trein?</text:p>
        </text:list-item>
        <text:list-item>
          <text:p text:style-name="P28">Richting:<text:tab/>Welke rijrichting is nodig? (optioneel)</text:p>
        </text:list-item>
      </text:list>
      <text:p text:style-name="Text_20_body"><text:span text:style-name="T16">Denk eraan dat deze richting de </text:span><text:span text:style-name="T13">tegenovergestelde</text:span><text:span text:style-name="T8"> moet zijn van de richting die bij de rijwegen van het andere seinhuis voor hetzelfde richtingsveld wordt geselecteerd.</text:span></text:p>
      <text:p text:style-name="P8">Overigens hoeft niet elke rijweg een richting te hebben. Een richting is alleen nodig als er een richtingsveld aanwezig is, hoofdzakelijk bij een rijweg naar een enkelspoor of naar een dubbel-enkelspoor.</text:p>
      <text:p text:style-name="Text_20_body"><text:span text:style-name="T4">Let op! </text:span>Een aantal van deze gegevens worden intern niet in de rijweg opgeslagen, maar in het sein. Stel daarom bij een nieuwe rijweg altijd als eerste het van-sein in en pas daarna de rest.</text:p>
      <text:p text:style-name="Plaatje"><text:soft-page-break/><draw:frame draw:style-name="fr1" draw:name="Afbeeldingen7" text:anchor-type="as-char" svg:width="15.298cm" style:rel-width="90%" svg:height="7.999cm" style:rel-height="scale" draw:z-index="8"><draw:image xlink:href="Pictures/2000000700006A4A000036A1D929B3AC.svm" xlink:type="simple" xlink:show="embed" xlink:actuate="onLoad"/></draw:frame></text:p>
      <text:p text:style-name="Text_20_body">Vervolgens kan worden aangegeven <text:span text:style-name="T15">welke meetpunten vrij moeten zijn</text:span><text:span text:style-name="T16"> en </text:span><text:span text:style-name="T15">welke wissels in welke stand moeten liggen</text:span><text:span text:style-name="T16">. Alleen de wissels waar de trein over zal rijden moeten worden toegevoegd. Flankbeveiliging is al eerder opgegeven en wordt automatisch toegepast.</text:span></text:p>
      <text:p text:style-name="P12">Het is mogelijk dat de weergave nog niet helemaal optimaal is. Sommige stukjes groen vallen nog buiten de eigenlijke route. Daaraan kan ook iets worden gedaan:</text:p>
      <text:p text:style-name="P13"><draw:frame draw:style-name="fr1" draw:name="Afbeeldingen10" text:anchor-type="as-char" svg:width="15.298cm" style:rel-width="90%" svg:height="7.999cm" style:rel-height="scale" draw:z-index="9"><draw:image xlink:href="Pictures/2000000700006A4A000036A10689B759.svm" xlink:type="simple" xlink:show="embed" xlink:actuate="onLoad"/></draw:frame></text:p>
      <text:p text:style-name="P8">Als er kruisingen in de rijweg zijn zullen die geel-rood oplichten. Met de knop “Kruisingen uitleggen” kun je deze kruisingen aanklikken en aangeven hoe deze moeten worden getekend als zij bij een rijweg horen.</text:p>
      <text:p text:style-name="P14"><text:soft-page-break/><draw:frame draw:style-name="fr1" draw:name="Afbeeldingen11" text:anchor-type="as-char" svg:width="15.298cm" style:rel-width="90%" svg:height="7.966cm" style:rel-height="31%" draw:z-index="10"><draw:image xlink:href="Pictures/2000000700006A4A000036A1C58995EA.svm" xlink:type="simple" xlink:show="embed" xlink:actuate="onLoad"/></draw:frame></text:p>
      <text:p text:style-name="Text_20_body"><text:span text:style-name="T8">Vervolgens </text:span><text:span text:style-name="T9">moeten de meetpunten voor approach-locking worden ingesteld</text:span><text:span text:style-name="T8">. Dit is absoluut noodzakelijk. Approach-locking zorgt ervoor dat als een trein een sein nadert, de rijweg niet meer onmiddellijk herroepen kan worden. </text:span><text:span text:style-name="T9">In ieder geval alle sporen tussen het voorsein en het geschakelde hoofdsein moeten als approach-locking-meetpunt worden ingesteld.</text:span><text:span text:style-name="T8"> </text:span></text:p>
      <text:p text:style-name="P8">Alleen op sporen waar altijd zeer langzaam (op zicht) wordt gereden, zoals rangeersporen, kan voor de approach-locking een kortere afstand worden gekozen.</text:p>
      <text:p text:style-name="P9"><draw:frame draw:style-name="fr1" draw:name="Afbeeldingen12" text:anchor-type="as-char" svg:width="12.099cm" svg:height="4.173cm" draw:z-index="11"><draw:image xlink:href="Pictures/200000070000490D000019337698853D.svm" xlink:type="simple" xlink:show="embed" xlink:actuate="onLoad"/></draw:frame></text:p>
      <text:p text:style-name="Text_20_body">Tenslotte moeten de rijwegen voor procesleiding worden aangemaakt. Deze zorgen ervoor dat de automatische rijweginstelling (ARI) de rijwegen ook daadwerkelijk kan gebruiken. In ieder geval moeten alle gewone rijwegen worden gekopieerd.</text:p>
      <text:p text:style-name="Text_20_body">Maar het is ook mogelijk om samengestelde rijwegen te maken. Als er meerdere samengestelde rijwegen van het ene naar het andere spoor mogelijk zijn, kunnen deze verschillende varianten met een zogenaamd dwangnummer in de lijst worden opgenomen. ARI zal dan standaard de mogelijkheid met dwang 0 kiezen, maar de treindienstleider kan gemakkelijk een regel aanpassen en voor een andere dwang kiezen.</text:p>
      <text:h text:style-name="Heading_20_2" text:outline-level="2">Opslaan e.d.</text:h>
      <text:p text:style-name="Text_20_body">Is uiteindelijk alles getekend, dan kan het scherm worden opgeslagen via het menu.</text:p>
      <text:p text:style-name="Text_20_body">Het is ook mogelijk om een bestaande simulatie in te laden en aan te passen. Dit kan echter alleen na een frisse start van StwSimEdit.</text:p>
      <text:h text:style-name="Heading_20_1" text:outline-level="1">Technische informatie</text:h>
      <text:h text:style-name="Heading_20_2" text:outline-level="2">Opbouw van StwSim</text:h>
      <text:p text:style-name="Text_20_body">Intern is het programma in twee delen gesplitst. Dat maakt het theoretisch mogelijk om het programma in een “client” en een “server” op te delen die via internet met elkaar communiceren. Ondanks dat deze mogelijkheid momenteel niet in het programma is verwerkt, is de opdeling intern wel degelijk aanwezig, inclusief het bijbehorende data-protocol.</text:p>
      <text:p text:style-name="Text_20_body">De server simuleert de feitelijke infrastructuur en de treinen zelf, en is dus onontbeerlijk. Ook bij een single-player-spel moet de server op de achtergrond actief zijn.</text:p>
      <text:p text:style-name="Text_20_body">De client geeft het bedienpaneel weer. Een simulatie kan in meerdere gebieden opgedeeld zijn, die ieder door een andere client bediend kunnen worden. Deze clients kunnen via internet verbinding met de server leggen.</text:p>
      <text:p text:style-name="Text_20_body">De server zorgt voor:</text:p>
      <text:list xml:id="list32189549" text:style-name="L7">
        <text:list-item>
          <text:p text:style-name="P29">Fysieke infrastructuur: sporen, wissels, seinen, treindetectie</text:p>
        </text:list-item>
        <text:list-item>
          <text:p text:style-name="P29">Treinen</text:p>
        </text:list-item>
        <text:list-item>
          <text:p text:style-name="P29">Rijrichtingsvelden</text:p>
        </text:list-item>
        <text:list-item>
          <text:p text:style-name="P29">Automatische blokseinen, inclusief meeverplaatsen van treinnummers</text:p>
        </text:list-item>
      </text:list>
      <text:p text:style-name="Text_20_body">De clients zorgen voor:</text:p>
      <text:list xml:id="list32208186" text:style-name="L8">
        <text:list-item>
          <text:p text:style-name="P30">Rijwegen</text:p>
        </text:list-item>
        <text:list-item>
          <text:p text:style-name="P30">Flankbeveiliging </text:p>
        </text:list-item>
        <text:list-item>
          <text:p text:style-name="P30">Approach locking</text:p>
        </text:list-item>
        <text:list-item>
          <text:p text:style-name="P30">Bediende seinen op 'stop' zetten als een trein het sein passeert</text:p>
        </text:list-item>
        <text:list-item>
          <text:p text:style-name="P30">Treinnummervolging (TNV)</text:p>
        </text:list-item>
      </text:list>
      <text:h text:style-name="Heading_20_2" text:outline-level="2">Communicatie server-client</text:h>
      <text:p text:style-name="P2">Voor protocol-versie 0.3</text:p>
      <text:p text:style-name="Text_20_body">Doel van het protocol is enerzijds, dat de clients op de hoogte worden gehouden van spoorbezetting, de stand van seinen en wissels, treinnummers en berichten van machinisten. Anderzijds dat de clients wissels en seinen kunnen bedienen en elkaar en de machinisten berichten kunnen sturen.</text:p>
      <text:p text:style-name="Text_20_body">Om dit alles te bewerkstelligen kent het protocol twee fasen. De eerste fase is de initialisatiefase. Hierin kunnen clients</text:p>
      <text:list xml:id="list32199623" text:style-name="L9">
        <text:list-item>
          <text:p text:style-name="P31">zich aanmelden</text:p>
        </text:list-item>
        <text:list-item>
          <text:p text:style-name="P31">seinen en wissels claimen</text:p>
        </text:list-item>
        <text:list-item>
          <text:p text:style-name="P31">verbinding met meetpunten leggen.</text:p>
        </text:list-item>
      </text:list>
      <text:p text:style-name="Text_20_body">Zij alle bediende seinen, en alle wissels vergeven, dan gaat de tijd lopen en gaat de tweede fase in. In deze fase stuurt de client berichten:</text:p>
      <text:list xml:id="list32209400" text:style-name="L10">
        <text:list-item>
          <text:p text:style-name="P32">wanneer een wissel omgezet moet worden</text:p>
        </text:list-item>
        <text:list-item>
          <text:p text:style-name="P32">de stand van een sein aangepast moet worden</text:p>
        </text:list-item>
        <text:list-item>
          <text:p text:style-name="P32"><text:soft-page-break/>een bericht aan een trein gestuurd moet worden</text:p>
        </text:list-item>
        <text:list-item>
          <text:p text:style-name="P32">een bericht aan een medespeler gestuurd moet worden</text:p>
        </text:list-item>
        <text:list-item>
          <text:p text:style-name="P32">treinnummers wijzigen.</text:p>
        </text:list-item>
      </text:list>
      <text:p text:style-name="Text_20_body">De server bericht de client:</text:p>
      <text:list xml:id="list32193496" text:style-name="L11">
        <text:list-item>
          <text:p text:style-name="P33">wanneer een spoor bezet wordt of vrij komt</text:p>
        </text:list-item>
        <text:list-item>
          <text:p text:style-name="P33">wanneer een wissel zijn nieuwe stand heeft aangenomen</text:p>
        </text:list-item>
        <text:list-item>
          <text:p text:style-name="P33">wanneer een wissel vanwege bezet spoor niet van stand veranderd kon worden</text:p>
        </text:list-item>
        <text:list-item>
          <text:p text:style-name="P33">wanneer een sein wegens een passerende trein teruggevallen is naar de stand 'stop'</text:p>
        </text:list-item>
        <text:list-item>
          <text:p text:style-name="P33">wanneer een trein of een medegebruiker een bericht heeft gestuurd aan de de client.</text:p>
        </text:list-item>
      </text:list>
      <text:p text:style-name="Heading_20_3">Algemene protocolbeschrijving</text:p>
      <text:p text:style-name="Text_20_body">Het protocol werkt tekstueel. Ieder bericht bestaat uit een commando, gevolgd door een dubbele punt en dan de parameters. Afgesloten wordt het geheel met een nieuwe-regel-teken '\n'. Heeft een bericht geen parameters, dan kan de dubbele punt worden weggelaten.</text:p>
      <text:p text:style-name="Text_20_body">In het geval van een tekstueel bericht voor een menselijke speler, kan de parameter direkt de berichttekst zijn. Moet de computer het bericht interpreteren, en bestaat het uit meerdere onderdelen, dan dienen deze door komma's van elkaar gescheiden te zijn, zonder spatie na de komma.</text:p>
      <text:p text:style-name="Text_20_body">In het onderstaande zijn berichten van de server <text:span text:style-name="T4">vet</text:span><text:span text:style-name="T5">, van de client </text:span><text:span text:style-name="T12">vet-cursief</text:span><text:span text:style-name="T5">.</text:span></text:p>
      <text:p text:style-name="Text_20_body">Als de client een commando stuurt, zal de server altijd onmiddellijk antwoorden met <text:span text:style-name="T4">ok</text:span><text:span text:style-name="T5"> of met </text:span><text:span text:style-name="T4">err</text:span><text:span text:style-name="T5">, eventueel gevolgd door een dubbele punt (</text:span><text:span text:style-name="T4">:</text:span><text:span text:style-name="T5">) gevolgd door nadere informatie:</text:span></text:p>
      <text:p text:style-name="P1">ok</text:p>
      <text:p text:style-name="P1">ok:nothing to do</text:p>
      <text:p text:style-name="P1">err:unknown train</text:p>
      <text:p text:style-name="Heading_20_3">Initialisatiefase</text:p>
      <text:p text:style-name="Text_20_body">De initialisatiefase begint met een versiecontrole.</text:p>
      <text:p text:style-name="P11">user:&lt;gebruikersnaam&gt;</text:p>
      <text:p text:style-name="P11">swver:0.3</text:p>
      <text:p text:style-name="P11">simver:&lt;simulatienaam&gt;,&lt;simulatieversie&gt;</text:p>
      <text:p text:style-name="P11">area:&lt;deelgebiednaam&gt;</text:p>
      <text:p text:style-name="P2">De server controleert vervolgens deze gegevens. Klopt er iets niet, dan geeft de server een foutmelding, anders wordt ieder commando bevestigd met</text:p>
      <text:p text:style-name="P1">ok</text:p>
      <text:p text:style-name="P2">Zijn alle gegevens correct, dan gaat de claim-fase in, die wordt ingeluid met</text:p>
      <text:p text:style-name="P1">claim</text:p>
      <text:p text:style-name="P2">Na dit commando mag iets geclaimd worden.</text:p>
      <text:p text:style-name="P11">claim:s:&lt;seinnaam&gt;</text:p>
      <text:p text:style-name="P11">claim:w:&lt;wisselnaam&gt;</text:p>
      <text:p text:style-name="P11"><text:soft-page-break/>claim:m:&lt;meetpuntnaam&gt;</text:p>
      <text:p text:style-name="P11">claim:e:&lt;rijrichtingsnaam&gt;</text:p>
      <text:p text:style-name="P2">Met deze opdrachten kunnen seinen, wissels en meetpunten geclaimd worden. Meetpunten en rijrichtingen kunnen aan meerdere spelers gegeven worden. Seinen en wissels daarentegen niet, en als deze al anderszins vergeven zijn dan volgt de melding:</text:p>
      <text:p text:style-name="P1">err:already claimed</text:p>
      <text:p text:style-name="P2">Tip: door de versiecontrôle kunnen we ervan uit gaan, dat dit meteen bij het eerste element gebeurt, zolang de auteur van de scenario-bestanden niet slordig is geweest. Hoe dan ook, is het element juist geclaimd, dan volgt de bevestiging</text:p>
      <text:p text:style-name="P1">ok</text:p>
      <text:p text:style-name="P2">En als nog niet alles geclaimd is, volgt een hernieuwde oproep:</text:p>
      <text:p text:style-name="P1">claim</text:p>
      <text:p text:style-name="P1">Let op! <text:span text:style-name="T5">Een client mag dus in weze na ieder </text:span>claim<text:span text:style-name="T5"> één nieuw element claimen, maar niet meer!</text:span></text:p>
      <text:p text:style-name="P2">Als de client klaar is met claimen, moet deze dat aangeven met het klaar-commando:</text:p>
      <text:p text:style-name="P11">pret</text:p>
      <text:p text:style-name="P1"><text:span text:style-name="T5">De server antwoordt natuurlijk met </text:span>ok<text:span text:style-name="T5"> en als alle clients klaar (pret) zijn gaat de tweede fase in, aangegeven door:</text:span></text:p>
      <text:p text:style-name="P1">p2</text:p>
      <text:p text:style-name="P6">Vanaf dit moment kunnen de clients hun bedienvelden vrijschakelen. Let wel, in principe begint het spel in de pauze-stand!</text:p>
      <text:p text:style-name="Heading_20_3">Opdrachten van de client</text:p>
      <text:p text:style-name="Text_20_body">De client-software kan de volgende commando's sturen:</text:p>
      <text:p text:style-name="P11">w:&lt;naam&gt;,r</text:p>
      <text:p text:style-name="P11">w:&lt;naam&gt;,a</text:p>
      <text:p text:style-name="P6">om een wissel in de rechte of afbuigende stand te zetten. Het antwoord van de server kan zijn:</text:p>
      <text:p text:style-name="P7">ok:nothing to do</text:p>
      <text:p text:style-name="P7">ok:please wait</text:p>
      <text:p text:style-name="P7">err:could not change switch</text:p>
      <text:p text:style-name="P6">Verder:</text:p>
      <text:p text:style-name="P11">s:&lt;naam&gt;,g</text:p>
      <text:p text:style-name="P11">s:&lt;naam&gt;,gk</text:p>
      <text:p text:style-name="P11">s:&lt;naam&gt;,r</text:p>
      <text:p text:style-name="P6">om een sein op groen te kunnen zetten, op geel-knipper, of op rood,</text:p>
      <text:p text:style-name="P11">m:&lt;meetpunt&gt;,&lt;nieuwenummer&gt;</text:p>
      <text:p text:style-name="P6">om het nummer van een trein te wijzigen</text:p>
      <text:p text:style-name="P11">e:&lt;richting-naam&gt;,c,&lt;nieuwerichting&gt;</text:p>
      <text:p text:style-name="P7"><text:soft-page-break/><text:span text:style-name="T5">om een richting te claimen. Mogelijk antwoord is “</text:span>err:direction can not be changed now<text:span text:style-name="T5">” wanneer de richting reeds geclaimd is door een andere partij. &lt;nieuwerichting&gt; kan '1' zijn voor 'up', of '2' voor 'down'.</text:span></text:p>
      <text:p text:style-name="P11">e:&lt;richting-naam&gt;,r,&lt;richting&gt;</text:p>
      <text:p text:style-name="P6">om een reeds geclaimde richting weer vrij te geven. Hij zal daadwerkelijk worden vrijgegeven als ook echt alle meetpunten vrij zijn.</text:p>
      <text:p text:style-name="P11">bc</text:p>
      <text:p text:style-name="P6">broadcast-bericht. Alle treinen in het bediende gebied reageren erop. Zo kun je erachter komen hoe de treinen precies heten wanneer de nummers in TNV niet kloppen of niet volledig zijn.</text:p>
      <text:p text:style-name="Heading_20_3">Informatie van de server</text:p>
      <text:p text:style-name="P2">De server-software kan de volgende berichten sturen:</text:p>
      <text:p text:style-name="P1">pause:j</text:p>
      <text:p text:style-name="P1">pause:n</text:p>
      <text:p text:style-name="P2">geeft aan of het spel gepauseerd is of niet.</text:p>
      <text:p text:style-name="P1">t:&lt;uren&gt;,&lt;minuten&gt;,&lt;seconden&gt;</text:p>
      <text:p text:style-name="P2">geeft de huidige tijd aan. Wordt elke minuut verzonden.</text:p>
      <text:p text:style-name="P1">w:&lt;naam&gt;,r</text:p>
      <text:p text:style-name="P1">w:&lt;naam&gt;,a</text:p>
      <text:p text:style-name="P1">err:could not change switch</text:p>
      <text:p text:style-name="P2">wanneer de wissel de rechte of afbuigende stand heeft bereikt, danwel wanneer de stand van bepaalde wissels niet kon worden gewijzigd,</text:p>
      <text:p text:style-name="P1">s:&lt;naam&gt;,g</text:p>
      <text:p text:style-name="P1">s:&lt;naam&gt;,r</text:p>
      <text:p text:style-name="P2">wanneer een sein 'groen' wordt of juist 'rood'.</text:p>
      <text:p text:style-name="P1">m:&lt;naam&gt;,v,&lt;treinnummer&gt;</text:p>
      <text:p text:style-name="P1">m:&lt;naam&gt;,b,&lt;treinnummer&gt;</text:p>
      <text:p text:style-name="P2">wanneer een blok vrij of bezet wordt, of wanneer TNV een nieuw treinnummer heeft.</text:p>
      <text:p text:style-name="P1">e:&lt;naam&gt;,0</text:p>
      <text:p text:style-name="P1">e:&lt;naam&gt;,1</text:p>
      <text:p text:style-name="P1">e:&lt;naam&gt;,2</text:p>
      <text:p text:style-name="P2">wanneer een rijrichting (0) vrij is gekomen doordat er geen treinen meer op aanwezig zijn, (1) dat de rijrichting in de richting 'up' is geclaimd, of (2) dat de rijrichting in de richting 'down' is geclaimd.</text:p>
      <text:p text:style-name="Heading_20_3">Communicatie</text:p>
      <text:p text:style-name="Text_20_body">Treinstatus opvragen:</text:p>
      <text:p text:style-name="P11">tsr:&lt;treinnummer&gt;</text:p>
      <text:p text:style-name="Text_20_body"><text:soft-page-break/>Overige communicatie gaat altijd via telefoongesprekken. De afzender / bestemming heeft het volgende formaat:</text:p>
      <text:p text:style-name="Text_20_body">t,&lt;treinnr&gt;<text:tab/>deze trein</text:p>
      <text:p text:style-name="Text_20_body">r<text:tab/><text:tab/>reparatieploeg</text:p>
      <text:p text:style-name="Text_20_body"/>
      <text:p text:style-name="Text_20_body">Opbellen gaat zo:</text:p>
      <text:p text:style-name="P11">comm_bel:&lt;bestemming&gt;</text:p>
      <text:p text:style-name="P6">als de treindienstleider naar een trein of reparatieploeg wil bellen.</text:p>
      <text:p text:style-name="P7">comm_bel:&lt;afzender&gt;</text:p>
      <text:p text:style-name="P6">als een trein of reparatieploeg naar de treindienstleider wil bellen.</text:p>
      <text:p text:style-name="Text_20_body"/>
      <text:p text:style-name="Text_20_body">Het gesprek vervolgens opnemen geschiedt hetzij doordat:</text:p>
      <text:p text:style-name="P11">comm_opn:&lt;bestemming&gt;</text:p>
      <text:p text:style-name="P6">wordt gestuurd door de treindienstleider, of doordat:</text:p>
      <text:p text:style-name="P7">comm_opn:&lt;afzender&gt;</text:p>
      <text:p text:style-name="P6">wordt gestuurd door de simulatie.</text:p>
      <text:p text:style-name="P6"/>
      <text:p text:style-name="P6">Een bericht sturen gaat zo:</text:p>
      <text:p text:style-name="P11">comm_msg:&lt;bestemming&gt;,&lt;bericht&gt;</text:p>
      <text:p text:style-name="P6">als de treindienstleider een bericht stuurt. Bij een trein kan de inhoud zijn:</text:p>
      <text:p text:style-name="P6"><text:tab/><text:span text:style-name="T4">lr,&lt;treinnr&gt;,&lt;rijplanpunt&gt;<text:tab/></text:span>Nieuw rijplan laden, beginnen bij genoemd punt.</text:p>
      <text:p text:style-name="P6"><text:tab/><text:span text:style-name="T4">stsp</text:span><text:tab/><text:tab/><text:tab/><text:tab/><text:tab/>StopTonendSein Passeren</text:p>
      <text:p text:style-name="P6"><text:tab/><text:span text:style-name="T4">stspa<text:tab/><text:tab/><text:tab/><text:tab/><text:tab/></text:span>Annuleer stsp-opdracht</text:p>
      <text:p text:style-name="P6"><text:tab/><text:span text:style-name="T4">vnstsp</text:span><text:tab/><text:tab/><text:tab/><text:tab/>Na STS-passage: rijd voorzichtig verder.</text:p>
      <text:p text:style-name="P6"><text:tab/><text:span text:style-name="T4">ra,&lt;stationsnaam&gt;<text:tab/><text:tab/></text:span>Annuleer rijplanpunt met deze stationsnaam.</text:p>
      <text:p text:style-name="P6"><text:tab/><text:span text:style-name="T4">nr,&lt;na-rijplanpunt&gt;,&lt;rpp&gt;<text:tab/></text:span>Voeg een nieuw rijplanpunt in. &lt;na-rijplanpunt&gt; mag '-' zijn voor helemaal aan het begin. &lt;rpp&gt; is een normale rijplanpuntregel zoals die verder hierboven beschreven zijn.</text:p>
      <text:p text:style-name="P6"><text:tab/><text:span text:style-name="T4">wtt,&lt;minuten&gt;<text:tab/><text:tab/><text:tab/></text:span>Machinist moet het opgegeven aantal minuten wachten alvorens opnieuw te zeggen dat er iets niet in orde is.</text:p>
      <text:p text:style-name="P6">Bij een reparatieploeg kan de inhoud zijn:</text:p>
      <text:p text:style-name="P6"><text:tab/><text:span text:style-name="T4">w,&lt;wisselnr&gt;</text:span><text:tab/><text:tab/><text:tab/>Het te repareren wissel</text:p>
      <text:p text:style-name="P6">Een trein of reparatieploeg stuurt zo een bericht:</text:p>
      <text:p text:style-name="P7">comm_msg:&lt;afzender&gt;,&lt;berichtsoort&gt;,&lt;bericht&gt;</text:p>
      <text:p text:style-name="P2">De berichtsoort geeft aan wat voor antwoorden mogelijk zijn. Berichtsoort kan zijn:</text:p>
      <text:p text:style-name="P2">r<text:tab/>trein staat voor een stoptonend sein</text:p>
      <text:p text:style-name="P2">sts<text:tab/>trein is een stoptonend sein voorbij gereden</text:p>
      <text:p text:style-name="P2">ok<text:tab/>bericht bevestigen aub.</text:p>
      <text:p text:style-name="P2"><text:soft-page-break/>tact<text:tab/>trein kan een opdracht gegeven worden</text:p>
      <text:p text:style-name="P2">mact<text:tab/>monteur kan een opdracht gegeven worden</text:p>
      <text:p text:style-name="P2">i<text:tab/>informatief bericht, geen verdere actie nodig.</text:p>
      <text:p text:style-name="Text_20_body"/>
      <text:p text:style-name="Text_20_body">Tenslotte kan het gesprek ook beeindingd worden:</text:p>
      <text:p text:style-name="P11">comm_oph:&lt;bestemming&gt;</text:p>
      <text:p text:style-name="P6">wordt gestuurd door de treindienstleider, of doordat:</text:p>
      <text:p text:style-name="P7">comm_oph:&lt;afzender&gt;</text:p>
      <text:p text:style-name="P6">wordt gestuurd door de simulati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Arial1" svg:font-family="Arial" style:font-adornments="Standaard" style:font-family-generic="swiss"/>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Daan Goedkoop</meta:initial-creator>
    <meta:creation-date>2007-08-12T12:30:38</meta:creation-date>
    <dc:creator>Daan Goedkoop</dc:creator>
    <dc:date>2011-12-08T12:31:51.43</dc:date>
    <dc:language>nl-NL</dc:language>
    <meta:editing-cycles>306</meta:editing-cycles>
    <meta:editing-duration>P4DT13H5M31S</meta:editing-duration>
    <meta:document-statistic meta:table-count="0" meta:image-count="18" meta:object-count="0" meta:page-count="21" meta:paragraph-count="360" meta:word-count="4023" meta:character-count="25925"/>
    <meta:user-defined meta:name="Info 1"/>
    <meta:user-defined meta:name="Info 2"/>
    <meta:user-defined meta:name="Info 3"/>
    <meta:user-defined meta:name="Info 4"/>
  </office:meta>
</office:document-meta>
</file>